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Hack" svg:font-family="Hack" style:font-pitch="fixed"/>
    <style:font-face style:name="Inconsolata for Powerline" svg:font-family="'Inconsolata for Powerline'" style:font-pitch="fixed"/>
    <style:font-face style:name="Meslo LG L for Powerline" svg:font-family="'Meslo LG L for Powerline'" style:font-pitch="fixed"/>
    <style:font-face style:name="Source Code Pro for Powerline" svg:font-family="'Source Code Pro for Powerline'" style:font-pitch="fixed"/>
    <style:font-face style:name="Ubuntu Mono derivative Powerline" svg:font-family="'Ubuntu Mono derivative Powerline'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Open Sans" svg:font-family="'Open Sans'" style:font-family-generic="swiss" style:font-pitch="variable"/>
    <style:font-face style:name="Open Sans Condensed Light" svg:font-family="'Open Sans Condensed Light'" style:font-adornments="Light" style:font-family-generic="swiss" style:font-pitch="variable"/>
    <style:font-face style:name="Open Sans Light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Source Sans Pro" svg:font-family="'Source Sans Pro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Open Sans Condensed Light" fo:font-size="28pt" officeooo:rsid="001a52ec" officeooo:paragraph-rsid="001a52ec" style:font-size-asian="24.5pt" style:font-size-complex="28pt"/>
    </style:style>
    <style:style style:name="P2" style:family="paragraph" style:parent-style-name="Standard">
      <style:paragraph-properties fo:text-align="start" style:justify-single-word="false"/>
      <style:text-properties style:font-name="Open Sans Condensed Light" fo:font-size="28pt" officeooo:rsid="001c9956" officeooo:paragraph-rsid="001c9956" style:font-size-asian="24.5pt" style:font-size-complex="28pt"/>
    </style:style>
    <style:style style:name="P3" style:family="paragraph" style:parent-style-name="Standard">
      <style:paragraph-properties fo:text-align="start" style:justify-single-word="false"/>
      <style:text-properties style:font-name="Open Sans Condensed Light" fo:font-size="28pt" officeooo:rsid="001de7f4" officeooo:paragraph-rsid="001de7f4" style:font-size-asian="24.5pt" style:font-size-complex="28pt"/>
    </style:style>
    <style:style style:name="P4" style:family="paragraph" style:parent-style-name="Standard">
      <style:paragraph-properties fo:text-align="start" style:justify-single-word="false"/>
      <style:text-properties style:font-name="Open Sans Condensed Light" fo:font-size="28pt" officeooo:rsid="002430c4" officeooo:paragraph-rsid="002430c4" style:font-size-asian="24.5pt" style:font-size-complex="28pt"/>
    </style:style>
    <style:style style:name="P5" style:family="paragraph" style:parent-style-name="Standard">
      <style:paragraph-properties fo:text-align="start" style:justify-single-word="false"/>
      <style:text-properties style:font-name="Open Sans Condensed Light" fo:font-size="28pt" officeooo:rsid="0024d9c8" officeooo:paragraph-rsid="0024d9c8" style:font-size-asian="24.5pt" style:font-size-complex="28pt"/>
    </style:style>
    <style:style style:name="P6" style:family="paragraph" style:parent-style-name="Standard">
      <style:text-properties style:font-name="Open Sans" fo:font-size="16pt" officeooo:rsid="001a52ec" officeooo:paragraph-rsid="001a52ec" style:font-size-asian="14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Open Sans" fo:font-size="16pt" officeooo:rsid="001a52ec" officeooo:paragraph-rsid="001a52ec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6pt" officeooo:rsid="001a52ec" officeooo:paragraph-rsid="001a52ec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6pt" officeooo:rsid="001b423e" officeooo:paragraph-rsid="001b423e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6pt" officeooo:rsid="0024d9c8" officeooo:paragraph-rsid="0024d9c8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Open Sans SemiBold" fo:font-size="16pt" officeooo:rsid="001c9956" officeooo:paragraph-rsid="001c9956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Open Sans SemiBold" fo:font-size="16pt" officeooo:rsid="002430c4" officeooo:paragraph-rsid="002430c4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Meslo LG L for Powerline" fo:font-size="12pt" officeooo:rsid="001de7f4" officeooo:paragraph-rsid="001de7f4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Meslo LG L for Powerline" fo:font-size="12pt" officeooo:rsid="002430c4" officeooo:paragraph-rsid="002430c4" style:font-size-asian="10.5pt" style:font-size-complex="12pt"/>
    </style:style>
    <style:style style:name="T1" style:family="text">
      <style:text-properties style:font-name="Open Sans"/>
    </style:style>
    <style:style style:name="T2" style:family="text">
      <style:text-properties style:font-name="Open Sans" fo:font-size="18pt" style:font-size-asian="15.75pt" style:font-size-complex="18pt"/>
    </style:style>
    <style:style style:name="T3" style:family="text">
      <style:text-properties style:font-name="Open Sans" fo:font-size="16pt" style:font-size-asian="16pt" style:font-size-complex="16pt"/>
    </style:style>
    <style:style style:name="T4" style:family="text">
      <style:text-properties style:font-name="Open Sans SemiBold"/>
    </style:style>
    <style:style style:name="T5" style:family="text">
      <style:text-properties style:font-name="Open Sans SemiBold" fo:font-size="24pt" style:font-size-asian="24pt" style:font-size-complex="24pt"/>
    </style:style>
    <style:style style:name="T6" style:family="text">
      <style:text-properties style:font-size-asian="28pt"/>
    </style:style>
    <style:style style:name="T7" style:family="text">
      <style:text-properties officeooo:rsid="001b423e"/>
    </style:style>
    <style:style style:name="T8" style:family="text">
      <style:text-properties officeooo:rsid="002002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Number</text:p>
      <text:p text:style-name="P1">1</text:p>
      <text:p text:style-name="P1"><text:span text:style-name="T3"/></text:p>
      <text:p text:style-name="P1"><text:span text:style-name="T6">Problem Statement</text:span><text:span text:style-name="T5"><text:tab/></text:span></text:p>
      <text:p text:style-name="P1"><text:span text:style-name="T2">A program to print the prime factors <text:s/>of a number in descending order</text:span></text:p>
      <text:p text:style-name="P1"><text:span text:style-name="T2"/></text:p>
      <text:p text:style-name="P1">Theory</text:p>
      <text:p text:style-name="P6">Factors of a number are the integers smaller or equal to the number itself, by which the number is completely divisible. A number may have any number of factors, but there is a certain range all of its factors <text:span text:style-name="T7">must </text:span>lie within. All integers are divisible by 1, so the least divisor of a number except for 1 should be 2. Let us consider a number N, which is divisible by 2. i.e.</text:p>
      <text:p text:style-name="P7">N = 2 * M</text:p>
      <text:p text:style-name="P8">Now since the result of multiplication (2 * M) is constant, if we increase 2, M will decrease. Hence the largest factor of the number except the number number itself is M. So the factors of any number except for 1 and the number itself will lie within the range [2, N/2]. <text:span text:style-name="T7">A number which does not have any factors in the said range is called a prime number. Consequently, the factors of a number which themselves are prime numbers, are said to be the prime factors of the given number.</text:span></text:p>
      <text:p text:style-name="P9"><text:span text:style-name="T4">Example :</text:span> 15 has 4 factors – 1, 3, 5, 15 – out of which 3 and 5 are only divisble by 1 and the number itself. Hence, they are prime factors of 15.</text:p>
      <text:p text:style-name="P9"/>
      <text:p text:style-name="P2"><text:soft-page-break/>Algorithm</text:p>
      <text:p text:style-name="P11">Input : <text:span text:style-name="T1">The number to search prime factors of, say N.</text:span></text:p>
      <text:p text:style-name="P11">Output : <text:span text:style-name="T1">The prime factors of the number in descending order, if any.</text:span></text:p>
      <text:p text:style-name="P11">Steps : </text:p>
      <text:p text:style-name="P11"><text:tab/><text:tab/><text:span text:style-name="T1">Begin</text:span></text:p>
      <text:p text:style-name="P11"><text:tab/><text:tab/><text:span text:style-name="T1">Set i = N/2</text:span></text:p>
      <text:p text:style-name="P11"><text:span text:style-name="T1"><text:tab/><text:tab/>Print “Prime factors of “ N “ are : “</text:span></text:p>
      <text:p text:style-name="P11"><text:span text:style-name="T1"><text:tab/><text:tab/>While(i &gt;= 2)</text:span></text:p>
      <text:p text:style-name="P11"><text:span text:style-name="T1"><text:tab/><text:tab/><text:tab/>If(N mod i = 0)</text:span></text:p>
      <text:p text:style-name="P11"><text:span text:style-name="T1"><text:tab/><text:tab/><text:tab/><text:tab/>Set temp = i </text:span></text:p>
      <text:p text:style-name="P11"><text:span text:style-name="T1"><text:tab/><text:tab/><text:tab/><text:tab/>Set isprime = 1</text:span></text:p>
      <text:p text:style-name="P11"><text:span text:style-name="T1"><text:tab/><text:tab/><text:tab/><text:tab/>Set j = 2</text:span></text:p>
      <text:p text:style-name="P11"><text:span text:style-name="T1"><text:tab/><text:tab/><text:tab/><text:tab/>While(j &lt;= temp/2)</text:span></text:p>
      <text:p text:style-name="P11"><text:span text:style-name="T1"><text:tab/><text:tab/><text:tab/><text:tab/><text:tab/>If(temp mod j = 0)</text:span></text:p>
      <text:p text:style-name="P11"><text:span text:style-name="T1"><text:tab/><text:tab/><text:tab/><text:tab/><text:tab/><text:tab/>Set isprime = 0</text:span></text:p>
      <text:p text:style-name="P11"><text:span text:style-name="T1"><text:tab/><text:tab/><text:tab/><text:tab/><text:tab/><text:tab/>Break</text:span></text:p>
      <text:p text:style-name="P11"><text:span text:style-name="T1"><text:tab/><text:tab/><text:tab/><text:tab/><text:tab/>EndIf</text:span></text:p>
      <text:p text:style-name="P11"><text:span text:style-name="T1"><text:tab/><text:tab/><text:tab/><text:tab/><text:tab/>Set j = j + 1</text:span></text:p>
      <text:p text:style-name="P11"><text:span text:style-name="T1"><text:tab/><text:tab/><text:tab/><text:tab/>EndWhile</text:span></text:p>
      <text:p text:style-name="P11"><text:span text:style-name="T1"><text:tab/><text:tab/><text:tab/><text:tab/>If(isprime = 1)</text:span></text:p>
      <text:p text:style-name="P11"><text:span text:style-name="T1"><text:tab/><text:tab/><text:tab/><text:tab/><text:tab/>Print temp</text:span></text:p>
      <text:p text:style-name="P11"><text:span text:style-name="T1"><text:tab/><text:tab/><text:tab/><text:tab/>EndIf</text:span></text:p>
      <text:p text:style-name="P11"><text:span text:style-name="T1"><text:tab/><text:tab/><text:tab/>EndIf</text:span></text:p>
      <text:p text:style-name="P11"><text:span text:style-name="T1"><text:tab/><text:tab/><text:tab/>Set i = i - 1</text:span></text:p>
      <text:p text:style-name="P11"><text:span text:style-name="T1"><text:tab/><text:tab/>EndWhile</text:span></text:p>
      <text:p text:style-name="P11"><text:span text:style-name="T1"><text:tab/><text:tab/>End</text:span></text:p>
      <text:p text:style-name="P11"><text:span text:style-name="T1"/></text:p>
      <text:p text:style-name="P3">Source Code</text:p>
      <text:p text:style-name="P13"><text:soft-page-break/>#include &lt;stdio.h&gt;</text:p>
      <text:p text:style-name="P13"/>
      <text:p text:style-name="P13">int main(){</text:p>
      <text:p text:style-name="P13"><text:s text:c="4"/>int a, i, j, temp, isprime;</text:p>
      <text:p text:style-name="P13"><text:s text:c="4"/>printf("\nEnter the number : ");</text:p>
      <text:p text:style-name="P13"><text:s text:c="4"/>scanf("%d", &amp;a); // Input the number</text:p>
      <text:p text:style-name="P13"><text:s text:c="4"/>printf("\nThe prime factors of %d are :", a);</text:p>
      <text:p text:style-name="P13"><text:s text:c="4"/>for(i = a/2; i &gt;= 2; i--){ // Search for factors of `a`</text:p>
      <text:p text:style-name="P13"><text:s text:c="8"/>if(a % i == 0){ // `i` is a factor of `a`</text:p>
      <text:p text:style-name="P13"><text:s text:c="12"/>temp = i; // <text:span text:style-name="T8">Store it to a temporary variable<text:tab/></text:span></text:p>
      <text:p text:style-name="P13"><text:s text:c="12"/>isprime = 1; // prime flag</text:p>
      <text:p text:style-name="P13"><text:s text:c="12"/>for(j = 2; j &lt;= temp/2; j++){ // Search for factors of `temp`</text:p>
      <text:p text:style-name="P13"><text:s text:c="16"/>if(temp % j == 0){ // Factor of `temp` is found</text:p>
      <text:p text:style-name="P13"><text:s text:c="20"/>isprime = 0; // `temp` is not prime</text:p>
      <text:p text:style-name="P13"><text:s text:c="20"/>break;</text:p>
      <text:p text:style-name="P13"><text:s text:c="16"/>}</text:p>
      <text:p text:style-name="P13"><text:s text:c="12"/>}</text:p>
      <text:p text:style-name="P13"><text:s text:c="12"/>if(isprime) // `temp` is prime</text:p>
      <text:p text:style-name="P13"><text:s text:c="16"/>printf(" %d", i);</text:p>
      <text:p text:style-name="P13"><text:s text:c="8"/>}</text:p>
      <text:p text:style-name="P13"><text:s text:c="4"/>}</text:p>
      <text:p text:style-name="P13"><text:s text:c="4"/>return 0;</text:p>
      <text:p text:style-name="P13">}</text:p>
      <text:p text:style-name="P13"/>
      <text:p text:style-name="P4">Input and Output</text:p>
      <text:p text:style-name="P12">Set 1 :</text:p>
      <text:p text:style-name="P14">Enter the number : 12345</text:p>
      <text:p text:style-name="P14"/>
      <text:p text:style-name="P14">The prime factors of 12345 are : 823 5 3</text:p>
      <text:p text:style-name="P12">Set 2 :</text:p>
      <text:p text:style-name="P14">Enter the number : 500000</text:p>
      <text:p text:style-name="P14"/>
      <text:p text:style-name="P14">The prime factors of 500000 are : 5 2</text:p>
      <text:p text:style-name="P14"/>
      <text:p text:style-name="P5"><text:soft-page-break/>Discussion</text:p>
      <text:p text:style-name="P10">This program demonstrates a very basic approach towards the finding of prime factors of a given number, but it performs very poorly for large numbers. For example, this program makes a total of (N/2 – 2)*(P/2 – 2) iterations for a number N with P factors in the worst case. So for a sufficiently large number with a handful of factors can make this program run for quite a while. It can also be shown that if a number is constituted by multiplying two sufficiently large, random prime numbers, factorizing the resultant number is computationally infeasible with the resource presently we have at hand – which serves the basis of all cryptographic security services at pres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Hack" svg:font-family="Hack" style:font-pitch="fixed"/>
    <style:font-face style:name="Inconsolata for Powerline" svg:font-family="'Inconsolata for Powerline'" style:font-pitch="fixed"/>
    <style:font-face style:name="Meslo LG L for Powerline" svg:font-family="'Meslo LG L for Powerline'" style:font-pitch="fixed"/>
    <style:font-face style:name="Source Code Pro for Powerline" svg:font-family="'Source Code Pro for Powerline'" style:font-pitch="fixed"/>
    <style:font-face style:name="Ubuntu Mono derivative Powerline" svg:font-family="'Ubuntu Mono derivative Powerline'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Open Sans" svg:font-family="'Open Sans'" style:font-family-generic="swiss" style:font-pitch="variable"/>
    <style:font-face style:name="Open Sans Condensed Light" svg:font-family="'Open Sans Condensed Light'" style:font-adornments="Light" style:font-family-generic="swiss" style:font-pitch="variable"/>
    <style:font-face style:name="Open Sans Light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Source Sans Pro" svg:font-family="'Source Sans Pro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20:17:52.780852573</meta:creation-date>
    <dc:date>2017-09-13T21:04:35.016164411</dc:date>
    <meta:editing-duration>PT23M28S</meta:editing-duration>
    <meta:editing-cycles>9</meta:editing-cycles>
    <meta:generator>LibreOffice/5.4.1.2.0$Linux_X86_64 LibreOffice_project/40m0$Build-2</meta:generator>
    <meta:document-statistic meta:table-count="0" meta:image-count="0" meta:object-count="0" meta:page-count="4" meta:paragraph-count="67" meta:word-count="591" meta:character-count="3197" meta:non-whitespace-character-count="2391"/>
  </office:meta>
</office:document-meta>
</file>